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MOD document for the Parity Model jUnit test frame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5-10-18T11:59:19</meta:creation-date>
    <dc:creator>Raymond Kroeker</dc:creator>
    <dc:date>2006-04-07T16:03:14</dc:date>
    <dc:language>en-US</dc:language>
    <meta:editing-cycles>5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70"/>
  </office:meta>
</office:document-meta>
</file>